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P1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use-window-font-color="true" style:text-line-through-style="none" style:font-name="Tahoma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style:font-size-asian="8pt" style:font-size-complex="8pt"/>
    </style:style>
    <style:style style:name="P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4" style:family="paragraph" style:parent-style-name="Text_20_body">
      <style:paragraph-properties fo:line-height="130%" fo:text-align="justify" style:justify-single-word="false"/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line-height="130%" fo:text-align="justify" style:justify-single-word="false">
        <style:tab-stops>
          <style:tab-stop style:position="16.956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line-height="130%" fo:text-align="justify" style:justify-single-word="false">
        <style:tab-stops>
          <style:tab-stop style:position="16.977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line-height="130%" fo:text-align="justify" style:justify-single-word="false"/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ext_20_body">
      <style:paragraph-properties fo:line-height="130%" fo:text-align="center" style:justify-single-word="false"/>
      <style:text-properties style:font-name="Tahoma" fo:font-size="8pt" style:font-size-asian="8pt" style:font-size-complex="8pt"/>
    </style:style>
    <style:style style:name="P10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font-name="Tahoma" fo:font-size="8pt" style:font-size-asian="8pt" style:font-size-complex="8pt"/>
    </style:style>
    <style:style style:name="P11" style:family="paragraph" style:parent-style-name="Text_20_body">
      <style:paragraph-properties fo:line-height="130%" fo:text-align="justify" style:justify-single-word="false">
        <style:tab-stops>
          <style:tab-stop style:position="16.958cm"/>
        </style:tab-stops>
      </style:paragraph-properties>
      <style:text-properties style:font-name="Tahoma" fo:font-size="8pt" style:font-size-asian="8pt" style:font-size-complex="8pt"/>
    </style:style>
    <style:style style:name="P12" style:family="paragraph" style:parent-style-name="Text_20_body">
      <style:paragraph-properties fo:text-align="justify" style:justify-single-word="false"/>
      <style:text-properties style:font-name="Tahoma" fo:font-size="8pt" style:font-size-asian="8pt" style:font-size-complex="8pt"/>
    </style:style>
    <style:style style:name="P13" style:family="paragraph" style:parent-style-name="Text_20_body">
      <style:paragraph-properties fo:line-height="130%" fo:text-align="justify" style:justify-single-word="false">
        <style:tab-stops>
          <style:tab-stop style:position="17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4" style:family="paragraph" style:parent-style-name="Text_20_body">
      <style:paragraph-properties fo:line-height="130%" fo:text-align="justify" style:justify-single-word="false">
        <style:tab-stops>
          <style:tab-stop style:position="16.909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5" style:family="paragraph" style:parent-style-name="Text_20_body">
      <style:paragraph-properties fo:line-height="130%" fo:text-align="justify" style:justify-single-word="false">
        <style:tab-stops>
          <style:tab-stop style:position="16.886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6" style:family="paragraph" style:parent-style-name="Text_20_body">
      <style:paragraph-properties fo:line-height="130%" fo:text-align="center" style:justify-single-word="false"/>
      <style:text-properties style:font-name="Tahoma" fo:font-size="8pt" fo:language="es" fo:country="ES" style:font-size-asian="8pt" style:font-size-complex="8pt"/>
    </style:style>
    <style:style style:name="P17" style:family="paragraph" style:parent-style-name="Text_20_body">
      <style:paragraph-properties fo:text-align="justify" style:justify-single-word="false"/>
      <style:text-properties style:font-name="Tahoma" fo:font-size="8pt" fo:language="es" fo:country="ES" style:font-size-asian="8pt" style:font-size-complex="8pt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6.886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9" style:family="paragraph" style:parent-style-name="Text_20_body">
      <style:paragraph-properties fo:line-height="130%" fo:text-align="justify" style:justify-single-word="false"/>
      <style:text-properties style:font-name="Tahoma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line-height="130%" fo:text-align="center" style:justify-single-word="false"/>
      <style:text-properties fo:color="#000000" style:font-name="Tahoma" fo:font-size="8pt" fo:language="es" fo:country="ES" style:text-underline-style="solid" style:text-underline-width="auto" style:text-underline-color="font-color" fo:font-weight="bold" style:font-size-asian="8pt" style:font-size-complex="8pt"/>
    </style:style>
    <style:style style:name="P21" style:family="paragraph" style:parent-style-name="Standard">
      <style:text-properties style:font-name="Tahoma" fo:font-size="8pt" style:font-size-asian="8pt" style:font-size-complex="8pt"/>
    </style:style>
    <style:style style:name="P22" style:family="paragraph" style:parent-style-name="Text_20_body">
      <style:paragraph-properties fo:line-height="130%" fo:text-align="start" style:justify-single-word="false" fo:background-color="transparent">
        <style:background-image/>
      </style:paragraph-properties>
      <style:text-properties style:font-name="Tahoma" fo:font-size="8pt" style:font-size-asian="8pt" style:font-size-complex="8pt"/>
    </style:style>
    <style:style style:name="T1" style:family="text">
      <style:text-properties fo:color="#0000ff" fo:language="es" fo:country="ES"/>
    </style:style>
    <style:style style:name="T2" style:family="text">
      <style:text-properties fo:color="#0000ff" fo:language="es" fo:country="ES" fo:font-weight="bold"/>
    </style:style>
    <style:style style:name="T3" style:family="text">
      <style:text-properties fo:color="#ffffff" fo:language="es" fo:country="ES" fo:font-weight="bold"/>
    </style:style>
    <style:style style:name="T4" style:family="text">
      <style:text-properties fo:color="#0070c0"/>
    </style:style>
    <style:style style:name="T5" style:family="text">
      <style:text-properties fo:color="#0070c0" fo:language="es" fo:country="ES"/>
    </style:style>
    <style:style style:name="T6" style:family="text">
      <style:text-properties fo:color="#000000"/>
    </style:style>
    <style:style style:name="T7" style:family="text">
      <style:text-properties fo:color="#000000" fo:language="es" fo:country="ES"/>
    </style:style>
    <style:style style:name="T8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9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text-line-through-style="solid" style:text-line-through-type="doubl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text-line-through-style="solid" style:text-line-through-type="double" fo:font-style="normal" fo:background-color="transparent" style:font-style-asian="normal" style:font-style-complex="normal"/>
    </style:style>
    <style:style style:name="T13" style:family="text">
      <style:text-properties style:text-line-through-style="solid" style:text-line-through-type="double" fo:font-style="normal" style:text-underline-style="none" fo:background-color="transparent" style:font-style-asian="normal" style:font-style-complex="normal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weight="bold"/>
    </style:style>
    <style:style style:name="T16" style:family="text">
      <style:text-properties fo:language="es" fo:country="ES" style:text-underline-style="solid" style:text-underline-width="auto" style:text-underline-color="font-color" fo:font-weight="bold"/>
    </style:style>
    <style:style style:name="T17" style:family="text">
      <style:text-properties fo:language="es" fo:country="MX"/>
    </style:style>
    <style:style style:name="T18" style:family="text">
      <style:text-properties fo:language="es" fo:country="MX" fo:font-weight="bold"/>
    </style:style>
    <style:style style:name="T19" style:family="text">
      <style:text-properties fo:font-size="9pt" fo:language="es" fo:country="ES" fo:font-weight="bold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NUMERO <text:s text:c="4"/>: </text:span><text:span text:style-name="T9">[onshow.num_escritura] <text:s text:c="19"/></text:span><text:span text:style-name="T1">FOLIO : <text:s/></text:span><text:span text:style-name="T9">[onshow.folioini]</text:span><text:span text:style-name="T1"> <text:s text:c="16"/></text:span><text:span text:style-name="T2">KARDEX:</text:span> <text:span text:style-name="T9">[onshow.num_kardex]<text:line-break/></text:span></text:p>
      <text:p text:style-name="P9"><text:span text:style-name="T19">ASUNTOS NO CONTENCIOSOS <text:s/>[onshow.contrato] [onshow.referencia_contratantes]</text:span><text:span text:style-name="T15"> </text:span><text:span text:style-name="T3">&amp;&amp;&amp;&amp;&amp;&amp;&amp;&amp;&amp;&amp;&amp;&amp;&amp;&amp;&amp;&amp;&amp;&amp;&amp;&amp;&amp;&amp;&amp;&amp;&amp;&amp;&amp;&amp;&amp; </text:span></text:p>
      <text:p text:style-name="P10"><text:span text:style-name="T18">INTRODUCCIÓN:</text:span> <text:span text:style-name="T17">EN LA CIUDAD DE LIMA, CAPITAL DE LA REPUBLICA DEL PERU, A LOS </text:span><text:span text:style-name="T14"><text:s/></text:span><text:span text:style-name="T8">[onshow.fec_letras] ,</text:span><text:span text:style-name="T14"> </text:span><text:span text:style-name="T8">[onshow.nom_notario]</text:span><text:span text:style-name="T15">, CON OFICIO NOTARIAL EN <text:s/>[onshow.direc_notario] EXTIENDO EL PRESENTE INSTRUMENTO PUBLICO NOTARIAL EN MI REGISTRO DE ASUNTOS NO CONTENCIOSOS EN EL QUE COMPARECEN:</text:span><text:span text:style-name="T10"><text:tab/></text:span><text:span text:style-name="T14"> </text:span></text:p>
      <text:p text:style-name="P4">[a;block=begin;comm=text:p]</text:p>
      <text:p text:style-name="P5">[a.nom_contratante]<text:span text:style-name="T13"><text:tab/></text:span></text:p>
      <text:p text:style-name="P4">[a;block=end;comm=text:p]</text:p>
      <text:p text:style-name="P4">[d;block=begin;comm=text:p]</text:p>
      <text:p text:style-name="P6">[d.nom_contratante] <text:span text:style-name="T13"><text:tab/></text:span></text:p>
      <text:p text:style-name="P4">[d;block=end;comm=text:p]</text:p>
      <text:p text:style-name="P4">[b;block=begin;comm=text:p]</text:p>
      <text:p text:style-name="P7">[b.nom_contratante] <text:s/><text:span text:style-name="T13"><text:tab/></text:span></text:p>
      <text:p text:style-name="P4">[b;block=end;comm=text:p]</text:p>
      <text:p text:style-name="P13"/>
      <text:p text:style-name="P13">DOY FE DE LA CAPACIDAD, LIBERTAD Y CONOCIMIENTO CON QUE SE OBLIGAN QUIENES COMPARECEN, ASI COMO DE HABERLES IDENTIFICADO, INTELIGENTES EN EL IDIOMA CASTELLANO Y ME ENTREGAN UNA MINUTA FIRMADA Y AUTORIZADA POR ABOGADO PARA QUE ELEVE SU CONTENIDO A ESCRITURA PUBLICA, LA MISMA QUE ARCHIVO EN MI LEGAJO RESPECTIVO CON EL NUMERO DE ORDEN CORRESPONDIENTE Y CUYO TENOR LITERAL ES EL SIGUIENTE: <text:s/><text:span text:style-name="T11"><text:tab/></text:span></text:p>
      <text:p text:style-name="P16">CUERPO</text:p>
      <text:p text:style-name="P8">[onshow.contents2]</text:p>
      <text:p text:style-name="P20">C <text:s/>O <text:s/>N <text:s/>C <text:s/>L <text:s/>U <text:s/>S <text:s/>I <text:s/>O <text:s/>N</text:p>
      <text:p text:style-name="P14"><text:span text:style-name="T14">FORMALIZADO EL INSTRUMENTO, INSTRUI A LOS OTORGANTES DE SU OBJETO Y RESULTADOS, ASI COMO SE DIO LECTURA DE TODO EL, CONFORME A LEY POR LOS OTORGANTES, DE LO QUE DOY FE Y DESPUES DE LO CUAL SE AFIRMARON Y RATIFICARON EN SU CONTENIDO Y PROCEDIERON A FIRMARLA <text:s/>ANTE MI, DE LO QUE DOY FE, DEJANDO CONSTANCIA QUE ESTE ASUNTO NO CONTENCIOSO SE INICIA EN LA FOJA DE SERIE B NUMERO [onshow.folioini] Y CONCLUYE EN LA FOJA DE SERIE B NUMERO [onshow.foliofin] DE LO QUE DOY FE.</text:span><text:span text:style-name="T11"><text:tab/></text:span></text:p>
      <text:p text:style-name="P19">[onshow.data_insertar] <text:s/><text:span text:style-name="T12"><text:s text:c="157"/></text:span></text:p>
      <text:p text:style-name="P11"><text:span text:style-name="T16">CONSTANCIA</text:span><text:span text:style-name="T15">.- </text:span><text:span text:style-name="T14">DE CONFORMIDAD CON LO DISPUESTO EN EL ARTÍCULO 4º DE LA LEY Nº 28194, MODIFICADO POR EL DECRETO LEGISLATIVO Nº 975, LAS PARTES DEJAN EXPRESA CONSTANCIA QUE EL PAGO A QUE SE REFIERE EL PRESENTE INSTRUMENTO NO SUPERA EL MONTO ESTABLECIDO EN DICHO ARTÍCULO POR LO QUE HAN PRESCINDIDO DE UTILIZAR MEDIO DE PAGO.- </text:span><text:span text:style-name="T10"><text:tab/></text:span></text:p>
      <text:p text:style-name="P15">EN CONCORDANCIA CON EL ART. 27º DE LA LEY DEL NOTARIADO SE DEJA CONSTANCIA QUE SE HA CUMPLIDO CON ADVERTIR SOBRE LOS EFECTOS LEGALES DEL INSTRUMENTO PUBLICO SUSCRITO.- DOY FE.<text:span text:style-name="T11"><text:tab/></text:span></text:p>
      <text:p text:style-name="P18"/>
      <text:p text:style-name="P12"/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2"/>
            <text:p text:style-name="P2"/>
            <text:p text:style-name="P3">_________________________________</text:p>
            <text:p text:style-name="P1">[c.nom_firma;block=table:table-row]</text:p>
            <text:p text:style-name="P3"><text:soft-page-break/>F: ___________</text:p>
          </table:table-cell>
          <table:table-cell office:value-type="string">
            <text:p text:style-name="P2"/>
            <text:p text:style-name="P2"/>
            <text:p text:style-name="P3"/>
          </table:table-cell>
        </table:table-row>
        <table:table-row>
          <table:table-cell office:value-type="string">
            <text:p text:style-name="P2"/>
            <text:p text:style-name="P3">_________________________________</text:p>
            <text:p text:style-name="P1">[onshow.nom_notario]</text:p>
            <text:p text:style-name="P3">NOTARIO DE LIMA</text:p>
            <text:p text:style-name="P3"/>
          </table:table-cell>
          <table:table-cell office:value-type="string">
            <text:p text:style-name="P2"/>
          </table:table-cell>
        </table:table-row>
      </table:table>
      <text:p text:style-name="P12"/>
      <text:p text:style-name="P17">CONCLUYO EL PROCESO DE FIRMAS EL DIA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3-13T13:19:43.45</meta:creation-date>
    <dc:date>2014-01-31T16:18:06.40</dc:date>
    <dc:creator>aa aa</dc:creator>
    <meta:editing-duration>P3DT22H5M27S</meta:editing-duration>
    <meta:editing-cycles>166</meta:editing-cycles>
    <meta:generator>OpenOffice.org/3.3$Win32 OpenOffice.org_project/330m20$Build-9567</meta:generator>
    <meta:document-statistic meta:table-count="1" meta:image-count="0" meta:object-count="0" meta:page-count="2" meta:paragraph-count="27" meta:word-count="325" meta:character-count="2511"/>
  </office:meta>
</office:document-meta>
</file>